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4"/>
    <style:style style:name="co1" style:family="table-column">
      <style:table-column-properties fo:break-before="auto" style:column-width="10.6097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9" table:default-cell-style-name="ce1"/>
        <table:table-row table:style-name="ro1">
          <table:table-cell table:style-name="ce1"/>
          <table:table-cell office:value-type="string" table:style-name="ce2">
            <text:p>nom</text:p>
          </table:table-cell>
          <table:table-cell office:value-type="string" table:style-name="ce3">
            <text:p>Alessandri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prenom</text:p>
          </table:table-cell>
          <table:table-cell office:value-type="string" table:style-name="ce5">
            <text:p>Flav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itere</text:p>
          </table:table-cell>
          <table:table-cell office:value-type="string" table:style-name="ce6">
            <text:p>max</text:p>
          </table:table-cell>
          <table:table-cell table:style-name="ce7"/>
          <table:table-cell office:value-type="string" table:style-name="ce1">
            <text:p>Commentai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nu de navigation vers les tournois, joueurs, équipes, résultat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tournoi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créer un tourno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supprimer un tourno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éditer un tournoi (nom,dates,participants,etc.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joueur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créer un joueu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supprimer un joueu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éditer un joueur (nom,etc.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équipe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créer une équip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supprimer une équip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éditer une équipe (nom,participants,etc.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8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n peut lister les matchs/rencontre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créer un mat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supprimer un mat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éditer un match (score,vainqueur,etc.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lister les résultats (+voir détails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créer un résulta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supprimer un résulta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éditer un résultat (score,vainqueur,etc.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 peut planifier/créer les matchs automatiquement</text:p>
            <text:p>(en accord avec les règles du tournoi)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 tests unitaires/e2e sont présents et fonctionnels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8">
            <text:p>5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Total sans bonus</text:p>
          </table:table-cell>
          <table:table-cell office:value-type="float" office:value="60" table:formula="of:=SUM([.B4:.B26])" table:style-name="ce1">
            <text:p>60</text:p>
          </table:table-cell>
          <table:table-cell office:value-type="float" office:value="38" table:formula="of:=SUM([.C4:.C26])" table:style-name="ce8">
            <text:p>3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Bonus :</text:p>
          </table:table-cell>
          <table:table-cell table:style-name="ce1"/>
          <table:table-cell table:style-name="ce8"/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/>
        </table:table-row>
        <table:table-row table:style-name="ro1">
          <table:table-cell office:value-type="string" table:style-name="ce1">
            <text:p>Authentific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ss/bootstrap et/ou templates pu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ification des créneaux de jeu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1">
            <text:p>Malus retard (-20% par jour de retard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 :</text:p>
          </table:table-cell>
          <table:table-cell office:value-type="float" office:value="20" table:formula="of:=MROUND([.B36]*MIN(SUM([.B5:.B26])/[.$B$28]*20+SUM([.B32];[.B34]);20);0.5)" table:style-name="ce1">
            <text:p>20</text:p>
          </table:table-cell>
          <table:table-cell office:value-type="float" office:value="14" table:formula="of:=MROUND([.C36]*MIN(SUM([.C5:.C26])/[.$B$28]*20+SUM([.C32];[.C33];[.C34]);20);0.5)" table:style-name="ce1">
            <text:p>14</text:p>
          </table:table-cell>
          <table:table-cell office:value-type="float" office:value="0" table:formula="of:=MROUND([.D36]*MIN(SUM([.D5:.D26])/[.$B$28]*20+SUM([.D32];[.D34]);20);0.5)" table:style-name="ce1">
            <text:p>0</text:p>
          </table:table-cell>
          <table:table-cell office:value-type="float" office:value="0" table:formula="of:=MROUND([.E36]*MIN(SUM([.E5:.E26])/[.$B$28]*20+SUM([.E32];[.E34]);20);0.5)" table:style-name="ce1">
            <text:p>0</text:p>
          </table:table-cell>
          <table:table-cell table:number-columns-repeated="16379"/>
        </table:table-row>
        <table:table-row table:number-rows-repeated="3"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Flavien Alessandrin</dc:creator>
    <meta:creation-date>2020-04-08T17:27:02Z</meta:creation-date>
    <dc:date>2020-09-21T14:23:13Z</dc:date>
    <meta:editing-cycles>14</meta:editing-cycles>
    <meta:editing-duration>PT12648S</meta:editing-duration>
  </office:meta>
</office:document-meta>
</file>